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9813a5" officeooo:paragraph-rsid="00064d3b"/>
    </style:style>
    <style:style style:name="P2" style:family="paragraph" style:parent-style-name="Text_20_body">
      <style:text-properties officeooo:rsid="009813a5" officeooo:paragraph-rsid="00064d3b"/>
    </style:style>
    <style:style style:name="P3" style:family="paragraph" style:parent-style-name="Text_20_body">
      <style:text-properties officeooo:paragraph-rsid="00064d3b"/>
    </style:style>
    <style:style style:name="T1" style:family="text">
      <style:text-properties officeooo:rsid="009813a5"/>
    </style:style>
    <style:style style:name="T2" style:family="text">
      <style:text-properties officeooo:rsid="00075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opyright Version 2.0</text:h>
      <text:p text:style-name="P2">The code developed by JGM is copyright JGM (2022) and released under the GNU Public License Version 3 or later at your option. </text:p>
      <text:p text:style-name="P3"><text:span text:style-name="T1">Copyright (C) 2022, J. G. Morse Richmond B.C. Canada, V7A2R1</text:span></text:p>
      <text:p text:style-name="P2"/>
      <text:p text:style-name="P3"><text:span text:style-name="T1"><text:s text:c="3"/>The portions of this <text:s/>program developed by JG Morse are free software: you can redistribute and/or modify it under the terms of the GNU General Public License as published by the Free Software Foundation, either version 3 of the License, or (at your option) any later version.</text:span></text:p>
      <text:p text:style-name="P2"><text:s text:c="3"/>This program is distributed in the hope that it will be useful, <text:s/>but WITHOUT ANY WARRANTY; without even the implied warranty of <text:s/>MERCHANTABILITY or FITNESS FOR A PARTICULAR PURPOSE. <text:s/>See the GNU General Public License for more details.</text:p>
      <text:p text:style-name="P2">You should have received a copy of the GNU General Public License along with this program. <text:s/>If not, see &lt;http://www.gnu.org/licenses/&gt;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5in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4:27:45.859122588</meta:creation-date>
    <dc:date>2022-02-04T14:28:56.108252038</dc:date>
    <meta:editing-duration>PT1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41" meta:character-count="860" meta:non-whitespace-character-count="713"/>
  </office:meta>
</office:document-meta>
</file>